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321B1D0D1A82671E4AD.png" manifest:media-type="image/png"/>
  <manifest:file-entry manifest:full-path="Pictures/100000000000028B00000113C0CC3CB1FF51DB4D.png" manifest:media-type="image/png"/>
  <manifest:file-entry manifest:full-path="Pictures/1000000000000340000000881D7976E1EDDCC2D7.png" manifest:media-type="image/png"/>
  <manifest:file-entry manifest:full-path="Pictures/100000000000033A000000553E5C7B5AAF4178CF.png" manifest:media-type="image/png"/>
  <manifest:file-entry manifest:full-path="Pictures/1000000000000286000000C21B942C4B0B4D54AC.png" manifest:media-type="image/png"/>
  <manifest:file-entry manifest:full-path="Pictures/100000000000037400000203CD0520074FFA8B13.png" manifest:media-type="image/png"/>
  <manifest:file-entry manifest:full-path="Pictures/10000000000003210000003AA5DEC2C22C8F416B.png" manifest:media-type="image/png"/>
  <manifest:file-entry manifest:full-path="Pictures/10000000000002E8000000958AFC19A32DF31C73.png" manifest:media-type="image/png"/>
  <manifest:file-entry manifest:full-path="Pictures/10000000000002530000012C3E998652DAE83B2B.png" manifest:media-type="image/png"/>
  <manifest:file-entry manifest:full-path="Pictures/10000000000001E4000000DA37DFA9FED65C61CD.png" manifest:media-type="image/png"/>
  <manifest:file-entry manifest:full-path="Pictures/10000000000001E3000000F0D16F77A58645CF3A.png" manifest:media-type="image/png"/>
  <manifest:file-entry manifest:full-path="Pictures/1000000000000387000000FD7F0E45F3AF932697.png" manifest:media-type="image/png"/>
  <manifest:file-entry manifest:full-path="Pictures/100000000000012300000062EF43F21D8A47E81D.png" manifest:media-type="image/png"/>
  <manifest:file-entry manifest:full-path="Pictures/10000000000002260000026709721F5DE75BCFD0.png" manifest:media-type="image/png"/>
  <manifest:file-entry manifest:full-path="Pictures/1000000000000364000000E8290EEB02A69DA124.png" manifest:media-type="image/png"/>
  <manifest:file-entry manifest:full-path="Pictures/10000000000003B000000252BC99A304B3208BEC.png" manifest:media-type="image/png"/>
  <manifest:file-entry manifest:full-path="Pictures/10000000000002A1000002E95A23C41FAA9E36FE.png" manifest:media-type="image/png"/>
  <manifest:file-entry manifest:full-path="Pictures/100000000000036300000096FD299338BE2CEA44.png" manifest:media-type="image/png"/>
  <manifest:file-entry manifest:full-path="Pictures/100000000000035800000214410093900DF2F51A.png" manifest:media-type="image/png"/>
  <manifest:file-entry manifest:full-path="Pictures/1000000000000417000002D953AB57DD03551A49.png" manifest:media-type="image/png"/>
  <manifest:file-entry manifest:full-path="Pictures/1000000000000438000001D0A072DA1B5B3035B4.png" manifest:media-type="image/png"/>
  <manifest:file-entry manifest:full-path="Pictures/10000000000002C20000038934C69EDC892E6349.png" manifest:media-type="image/png"/>
  <manifest:file-entry manifest:full-path="Pictures/10000000000001D400000260421D6E4D3E488FA3.png" manifest:media-type="image/png"/>
  <manifest:file-entry manifest:full-path="Pictures/10000000000002DF0000024332EF89BCFA0ED495.png" manifest:media-type="image/png"/>
  <manifest:file-entry manifest:full-path="Pictures/100000000000037F0000031F0A36CA3EC4A6E464.png" manifest:media-type="image/png"/>
  <manifest:file-entry manifest:full-path="Pictures/100000000000004600000032B304CB5D6352B066.png" manifest:media-type="image/png"/>
  <manifest:file-entry manifest:full-path="Pictures/10000000000003AD000002B7E3C38CA92199924B.png" manifest:media-type="image/png"/>
  <manifest:file-entry manifest:full-path="Pictures/10000000000002520000002CFECB1134D6BD5638.png" manifest:media-type="image/png"/>
  <manifest:file-entry manifest:full-path="Pictures/100000000000024C000000FE513E382466E6C37A.png" manifest:media-type="image/png"/>
  <manifest:file-entry manifest:full-path="Pictures/10000000000003340000022030F19CD74B7426C0.png" manifest:media-type="image/png"/>
  <manifest:file-entry manifest:full-path="Pictures/1000000000000262000002EEC96C0E54AE7A4A8C.png" manifest:media-type="image/png"/>
  <manifest:file-entry manifest:full-path="Pictures/10000000000002B20000011AC80F7064F03615C4.png" manifest:media-type="image/png"/>
  <manifest:file-entry manifest:full-path="Pictures/100000000000032D0000022B3752366D87A36FDB.png" manifest:media-type="image/png"/>
  <manifest:file-entry manifest:full-path="Pictures/100000000000006100000034C1B9C8A0F40D8A75.png" manifest:media-type="image/png"/>
  <manifest:file-entry manifest:full-path="Pictures/100000000000039A000001268C389A4067356896.png" manifest:media-type="image/png"/>
  <manifest:file-entry manifest:full-path="Pictures/10000000000002E70000035382F1CA9384376F1D.png" manifest:media-type="image/png"/>
  <manifest:file-entry manifest:full-path="Pictures/10000000000002B9000001B508831A0A71BC9BC6.png" manifest:media-type="image/png"/>
  <manifest:file-entry manifest:full-path="Pictures/100000000000025D00000202853D254551B38E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ntarell" svg:font-family="Cantarel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05ffa9c" officeooo:paragraph-rsid="005ffa9c" style:font-size-asian="9.14999961853027pt" style:font-size-complex="10.5pt"/>
    </style:style>
    <style:style style:name="P2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0631ca4" officeooo:paragraph-rsid="00631ca4" style:font-size-asian="9.14999961853027pt" style:font-size-complex="10.5pt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072b8d0" officeooo:paragraph-rsid="0072b8d0" style:font-size-asian="9.14999961853027pt" style:font-size-complex="10.5pt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078b121" officeooo:paragraph-rsid="0078b121" style:font-size-asian="9.14999961853027pt" style:font-size-complex="10.5pt"/>
    </style:style>
    <style:style style:name="P5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Cantarell" fo:font-size="14pt" fo:font-weight="bold" officeooo:rsid="00631ca4" officeooo:paragraph-rsid="00631ca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text-align="center" style:justify-single-word="false" fo:break-before="page"/>
      <style:text-properties style:font-name="Cantarell" fo:font-size="13pt" fo:font-weight="bold" officeooo:rsid="0078b121" officeooo:paragraph-rsid="0078b121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style:font-name="Cantarell" fo:font-size="10.5pt" officeooo:rsid="005ffa9c" officeooo:paragraph-rsid="005ffa9c" style:font-size-asian="9.14999961853027pt" style:font-size-complex="10.5pt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style:font-name="Cantarell" fo:font-size="10.5pt" officeooo:rsid="0072b8d0" officeooo:paragraph-rsid="0072b8d0" style:font-size-asian="9.14999961853027pt" style:font-size-complex="10.5pt"/>
    </style:style>
    <style:style style:name="T1" style:family="text">
      <style:text-properties officeooo:rsid="006e6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(Object) </text:span>Adapter Pattern</text:p>
      <text:p text:style-name="P2"><draw:frame draw:style-name="fr1" draw:name="Image1" text:anchor-type="paragraph" svg:x="-0.1854in" svg:y="0.2146in" svg:width="4.4571in" svg:height="0.7283in" draw:z-index="0"><draw:image xlink:href="Pictures/1000000000000340000000881D7976E1EDDCC2D7.png" xlink:type="simple" xlink:show="embed" xlink:actuate="onLoad" loext:mime-type="image/png"/></draw:frame><draw:frame draw:style-name="fr1" draw:name="Image2" text:anchor-type="paragraph" svg:x="4.5429in" svg:y="0.2035in" svg:width="3.0992in" svg:height="1.3098in" draw:z-index="1"><draw:image xlink:href="Pictures/100000000000028B00000113C0CC3CB1FF51DB4D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paragraph" svg:x="-0.1854in" svg:y="0.0252in" svg:width="4.2602in" svg:height="0.4382in" draw:z-index="2"><draw:image xlink:href="Pictures/100000000000033A000000553E5C7B5AAF4178CF.png" xlink:type="simple" xlink:show="embed" xlink:actuate="onLoad" loext:mime-type="image/png"/></draw:frame><draw:frame draw:style-name="fr1" draw:name="Image5" text:anchor-type="paragraph" svg:x="-0.1909in" svg:y="0.5445in" svg:width="4.4047in" svg:height="0.3189in" draw:z-index="4"><draw:image xlink:href="Pictures/10000000000003210000003AA5DEC2C22C8F416B.png" xlink:type="simple" xlink:show="embed" xlink:actuate="onLoad" loext:mime-type="image/png"/></draw:frame></text:p>
      <text:p text:style-name="P1"/>
      <text:p text:style-name="P1"><draw:frame draw:style-name="fr1" draw:name="Image4" text:anchor-type="paragraph" svg:x="4.6575in" svg:y="0.1909in" svg:width="2.6882in" svg:height="1.3555in" draw:z-index="3"><draw:image xlink:href="Pictures/10000000000002530000012C3E998652DAE83B2B.png" xlink:type="simple" xlink:show="embed" xlink:actuate="onLoad" loext:mime-type="image/png"/></draw:frame></text:p>
      <text:p text:style-name="P1"/>
      <text:p text:style-name="P1"><draw:frame draw:style-name="fr1" draw:name="Image6" text:anchor-type="paragraph" svg:x="0.9909in" svg:y="0in" svg:width="2.2665in" svg:height="1.1264in" draw:z-index="5"><draw:image xlink:href="Pictures/10000000000001E3000000F0D16F77A58645CF3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7" text:anchor-type="paragraph" svg:x="-0.0673in" svg:y="0.3819in" svg:width="2.7626in" svg:height="0.5535in" draw:z-index="6"><draw:image xlink:href="Pictures/10000000000002E8000000958AFC19A32DF31C73.png" xlink:type="simple" xlink:show="embed" xlink:actuate="onLoad" loext:mime-type="image/png"/></draw:frame></text:p>
      <text:p text:style-name="P1"/>
      <text:p text:style-name="P1"/>
      <text:p text:style-name="P1"><draw:frame draw:style-name="fr1" draw:name="Image9" text:anchor-type="paragraph" svg:x="1.4598in" svg:y="0.1937in" svg:width="2.5835in" svg:height="1.1638in" draw:z-index="8"><draw:image xlink:href="Pictures/10000000000001E4000000DA37DFA9FED65C61CD.png" xlink:type="simple" xlink:show="embed" xlink:actuate="onLoad" loext:mime-type="image/png"/></draw:frame><draw:frame draw:style-name="fr1" draw:name="Image10" text:anchor-type="paragraph" svg:x="4.3047in" svg:y="0.1764in" svg:width="3.2409in" svg:height="0.9736in" draw:z-index="9"><draw:image xlink:href="Pictures/1000000000000286000000C21B942C4B0B4D54AC.png" xlink:type="simple" xlink:show="embed" xlink:actuate="onLoad" loext:mime-type="image/png"/></draw:frame></text:p>
      <text:p text:style-name="P1"><draw:frame draw:style-name="fr1" draw:name="Image8" text:anchor-type="paragraph" svg:x="-0.2807in" svg:y="0.1217in" svg:width="1.4839in" svg:height="0.5in" draw:z-index="7"><draw:image xlink:href="Pictures/100000000000012300000062EF43F21D8A47E81D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1" text:anchor-type="paragraph" svg:x="3.4665in" svg:y="0.0437in" svg:width="4.2366in" svg:height="1.1327in" draw:z-index="10"><draw:image xlink:href="Pictures/1000000000000364000000E8290EEB02A69DA124.png" xlink:type="simple" xlink:show="embed" xlink:actuate="onLoad" loext:mime-type="image/png"/></draw:frame></text:p>
      <text:p text:style-name="P1"><draw:frame draw:style-name="fr1" draw:name="Image12" text:anchor-type="paragraph" svg:x="0.6882in" svg:y="1.1929in" svg:width="4.6764in" svg:height="2.9425in" draw:z-index="11"><draw:image xlink:href="Pictures/10000000000003B000000252BC99A304B3208BEC.png" xlink:type="simple" xlink:show="embed" xlink:actuate="onLoad" loext:mime-type="image/png"/></draw:frame><draw:frame draw:style-name="fr1" draw:name="Image13" text:anchor-type="paragraph" svg:x="-0.2374in" svg:y="0.048in" svg:width="3.5217in" svg:height="0.6091in" draw:z-index="12"><draw:image xlink:href="Pictures/100000000000036300000096FD299338BE2CEA44.png" xlink:type="simple" xlink:show="embed" xlink:actuate="onLoad" loext:mime-type="image/png"/></draw:frame></text:p>
      <text:p text:style-name="P7"><draw:frame draw:style-name="fr1" draw:name="Image14" text:anchor-type="paragraph" svg:x="0.0118in" svg:y="-0.139in" svg:width="5.9154in" svg:height="4.1189in" draw:z-index="13"><draw:image xlink:href="Pictures/1000000000000417000002D953AB57DD03551A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x="0.5717in" svg:y="-0.0374in" svg:width="5.2862in" svg:height="5.8516in" draw:z-index="14"><draw:image xlink:href="Pictures/10000000000002A1000002E95A23C41FAA9E36FE.png" xlink:type="simple" xlink:show="embed" xlink:actuate="onLoad" loext:mime-type="image/png"/></draw:frame></text:p>
      <text:p text:style-name="P1"/>
      <text:p text:style-name="P7"><draw:frame draw:style-name="fr1" draw:name="Image16" text:anchor-type="paragraph" svg:x="0.2319in" svg:y="-0.3008in" svg:width="6.4937in" svg:height="2.7898in" draw:z-index="15"><draw:image xlink:href="Pictures/1000000000000438000001D0A072DA1B5B3035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paragraph" svg:x="0.2772in" svg:y="0.148in" svg:width="5.7882in" svg:height="7.4201in" draw:z-index="16"><draw:image xlink:href="Pictures/10000000000002C20000038934C69EDC892E6349.png" xlink:type="simple" xlink:show="embed" xlink:actuate="onLoad" loext:mime-type="image/png"/></draw:frame></text:p>
      <text:p text:style-name="P1"/>
      <text:p text:style-name="P7"><draw:frame draw:style-name="fr1" draw:name="Image18" text:anchor-type="paragraph" svg:x="0.2898in" svg:y="-0.1618in" svg:width="6.378in" svg:height="5.6937in" draw:z-index="17"><draw:image xlink:href="Pictures/100000000000037F0000031F0A36CA3EC4A6E4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x="0.1445in" svg:y="0.4402in" svg:width="5.2382in" svg:height="3.8681in" draw:z-index="18"><draw:image xlink:href="Pictures/10000000000003AD000002B7E3C38CA92199924B.png" xlink:type="simple" xlink:show="embed" xlink:actuate="onLoad" loext:mime-type="image/png"/></draw:frame><draw:frame draw:style-name="fr1" draw:name="Image20" text:anchor-type="paragraph" svg:x="-0.1016in" svg:y="0.0925in" svg:width="2.6681in" svg:height="0.198in" draw:z-index="19"><draw:image xlink:href="Pictures/10000000000002520000002CFECB1134D6BD5638.png" xlink:type="simple" xlink:show="embed" xlink:actuate="onLoad" loext:mime-type="image/png"/></draw:frame></text:p>
      <text:p text:style-name="P6">Facade Pattern</text:p>
      <text:p text:style-name="P4"><draw:frame draw:style-name="fr1" draw:name="Image24" text:anchor-type="paragraph" svg:x="-0.078in" svg:y="0.2173in" svg:width="3.6634in" svg:height="1.5827in" draw:z-index="23"><draw:image xlink:href="Pictures/100000000000024C000000FE513E382466E6C37A.png" xlink:type="simple" xlink:show="embed" xlink:actuate="onLoad" loext:mime-type="image/png"/></draw:frame><draw:frame draw:style-name="fr1" draw:name="Image25" text:anchor-type="paragraph" svg:x="3.6665in" svg:y="0.0909in" svg:width="4.1118in" svg:height="2.728in" draw:z-index="24"><draw:image xlink:href="Pictures/10000000000003340000022030F19CD74B7426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6" text:anchor-type="paragraph" svg:x="-0.1465in" svg:y="0.1299in" svg:width="2.578in" svg:height="3.1693in" draw:z-index="25"><draw:image xlink:href="Pictures/1000000000000262000002EEC96C0E54AE7A4A8C.png" xlink:type="simple" xlink:show="embed" xlink:actuate="onLoad" loext:mime-type="image/png"/></draw:frame></text:p>
      <text:p text:style-name="P3"><draw:frame draw:style-name="fr1" draw:name="Image27" text:anchor-type="paragraph" svg:x="2.2854in" svg:y="0.6819in" svg:width="5.3535in" svg:height="3.1189in" draw:z-index="26"><draw:image xlink:href="Pictures/100000000000037400000203CD0520074FFA8B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28" text:anchor-type="paragraph" svg:x="-0.0193in" svg:y="0.202in" svg:width="4.8429in" svg:height="1.9799in" draw:z-index="27"><draw:image xlink:href="Pictures/10000000000002B20000011AC80F7064F03615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8"><draw:frame draw:style-name="fr1" draw:name="Image22" text:anchor-type="paragraph" svg:x="-0.2874in" svg:y="-0.1508in" svg:width="5.448in" svg:height="4.2917in" draw:z-index="21"><draw:image xlink:href="Pictures/10000000000002DF0000024332EF89BCFA0ED495.png" xlink:type="simple" xlink:show="embed" xlink:actuate="onLoad" loext:mime-type="image/png"/></draw:frame><draw:frame draw:style-name="fr1" draw:name="Image29" text:anchor-type="paragraph" svg:x="5.2181in" svg:y="-0.1752in" svg:width="2.5681in" svg:height="2.8717in" draw:z-index="28"><draw:image xlink:href="Pictures/10000000000002260000026709721F5DE75BCF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3" text:anchor-type="paragraph" svg:x="-0.2043in" svg:y="-0.0028in" svg:width="5.5654in" svg:height="3.7992in" draw:z-index="22"><draw:image xlink:href="Pictures/100000000000032D0000022B3752366D87A36FDB.png" xlink:type="simple" xlink:show="embed" xlink:actuate="onLoad" loext:mime-type="image/png"/></draw:frame><draw:frame draw:style-name="fr1" draw:name="Image30" text:anchor-type="paragraph" svg:x="0.9591in" svg:y="4.0055in" svg:width="5.3756in" svg:height="1.7138in" draw:z-index="29"><draw:image xlink:href="Pictures/100000000000039A000001268C389A4067356896.png" xlink:type="simple" xlink:show="embed" xlink:actuate="onLoad" loext:mime-type="image/png"/></draw:frame></text:p>
      <text:p text:style-name="P8"><draw:frame draw:style-name="fr1" draw:name="Image31" text:anchor-type="paragraph" svg:x="0.511in" svg:y="-0.0925in" svg:width="5.7161in" svg:height="6.5457in" draw:z-index="30"><draw:image xlink:href="Pictures/10000000000002E70000035382F1CA9384376F1D.png" xlink:type="simple" xlink:show="embed" xlink:actuate="onLoad" loext:mime-type="image/png"/></draw:frame></text:p>
      <text:p text:style-name="P3"/>
      <text:p text:style-name="P8"><draw:frame draw:style-name="fr1" draw:name="Image21" text:anchor-type="paragraph" svg:x="0.0811in" svg:y="-0.0598in" svg:width="7.4193in" svg:height="7.4374in" draw:z-index="20"><draw:image xlink:href="Pictures/100000000000031F00000321B1D0D1A82671E4AD.png" xlink:type="simple" xlink:show="embed" xlink:actuate="onLoad" loext:mime-type="image/png"/></draw:frame></text:p>
      <text:p text:style-name="P8"><draw:frame draw:style-name="fr1" draw:name="Image32" text:anchor-type="paragraph" svg:x="-0.0953in" svg:y="-0.1839in" svg:width="3.4402in" svg:height="4.4693in" draw:z-index="31"><draw:image xlink:href="Pictures/10000000000001D400000260421D6E4D3E488FA3.png" xlink:type="simple" xlink:show="embed" xlink:actuate="onLoad" loext:mime-type="image/png"/></draw:frame><draw:frame draw:style-name="fr1" draw:name="Image33" text:anchor-type="paragraph" svg:x="0.1161in" svg:y="4.5598in" svg:width="5.8689in" svg:height="3.6472in" draw:z-index="32"><draw:image xlink:href="Pictures/100000000000035800000214410093900DF2F51A.png" xlink:type="simple" xlink:show="embed" xlink:actuate="onLoad" loext:mime-type="image/png"/></draw:frame><draw:frame draw:style-name="fr1" draw:name="Image34" text:anchor-type="paragraph" svg:x="3.75in" svg:y="1.3492in" svg:width="3.9945in" svg:height="2.5043in" draw:z-index="33"><draw:image xlink:href="Pictures/10000000000002B9000001B508831A0A71BC9BC6.png" xlink:type="simple" xlink:show="embed" xlink:actuate="onLoad" loext:mime-type="image/png"/></draw:frame><draw:frame draw:style-name="fr1" draw:name="Image35" text:anchor-type="paragraph" svg:x="4.5071in" svg:y="1.8055in" svg:width="0.65in" svg:height="0.3484in" draw:z-index="34"><draw:image xlink:href="Pictures/100000000000006100000034C1B9C8A0F40D8A75.png" xlink:type="simple" xlink:show="embed" xlink:actuate="onLoad" loext:mime-type="image/png"/></draw:frame><draw:frame draw:style-name="fr1" draw:name="Image36" text:anchor-type="paragraph" svg:x="4.502in" svg:y="3.1945in" svg:width="0.5445in" svg:height="0.389in" draw:z-index="35"><draw:image xlink:href="Pictures/100000000000004600000032B304CB5D6352B066.png" xlink:type="simple" xlink:show="embed" xlink:actuate="onLoad" loext:mime-type="image/png"/></draw:frame></text:p>
      <text:p text:style-name="P8"><draw:frame draw:style-name="fr1" draw:name="Image37" text:anchor-type="paragraph" svg:x="0.0909in" svg:y="-0.15in" svg:width="4.9563in" svg:height="4.211in" draw:z-index="36"><draw:image xlink:href="Pictures/100000000000025D00000202853D254551B38E69.png" xlink:type="simple" xlink:show="embed" xlink:actuate="onLoad" loext:mime-type="image/png"/></draw:frame><draw:frame draw:style-name="fr1" draw:name="Image38" text:anchor-type="paragraph" svg:x="-0.0866in" svg:y="4.3055in" svg:width="6.1346in" svg:height="1.7189in" draw:z-index="37"><draw:image xlink:href="Pictures/1000000000000387000000FD7F0E45F3AF9326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ntarell" svg:font-family="Cantarel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7-01T11:14:26.297000000</dc:date>
    <meta:editing-duration>P1DT1H20M5S</meta:editing-duration>
    <meta:editing-cycles>130</meta:editing-cycles>
    <meta:document-statistic meta:table-count="0" meta:image-count="38" meta:object-count="0" meta:page-count="10" meta:paragraph-count="2" meta:word-count="5" meta:character-count="38" meta:non-whitespace-character-count="35"/>
  </office:meta>
</office:document-meta>
</file>